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co27" style:family="table-column">
      <style:table-column-properties fo:break-before="auto" style:column-width="28.36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36"/>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ve been driven to the absolute depths of pain, and now you're ready to inflict that pain on others. After damaging Survivors a total of 8 times with Basic Attacks, a random Dull Totem becomes a Hex Totem, cursing all Survivors: Survivors damaged by a Basic Attack suffer from a -5 % Hindered Status Effect for 10/12.5/15 seconds. All effects of the Hex Perk persist until its Hex Totem is cleansed or blessed.</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greater the struggle, the more difficult the escape. Whenever a Survivors takes damage, Forever Entwined gains +1 Token, up to a maximum of 6/7/8 Tokens: Increases the Action speeds for Dropping, Hooking, and Picking up a Survivor by a stack-able +4 % per Token, up to a maximum of 24/28/32 %.</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 know better than anyone that the light at the end of the tunnel is only an illusion. Whenever you hook a Survivor for the first time, None Are Free gains +1 Token, up to a maximum of 4 Tokens. Once all Generators are completed, None Are Free calls upon The Entity to trigger the following effect: Blocks all Windows and upright Pallets for a stack-able 12/14/16 seconds per Token, up to a maximum of 48/56/64 seconds.</text:p>
          </table:table-cell>
          <table:table-cell office:value-type="string" calcext:value-type="string">
            <text:p>“I’m not wrong. What’s wrong is this messed-up world!” – Ken Kaneki</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32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hanges the penalty of interacting with Dream Traps. Triggers Killer Instinct while performing a Healing action or while an Awake Survivor is performing one on them. Causes them to suffer from the Oblivious Status Effect. Causes them to hear a non-directional Lullaby instead. Hitting Survivors with a Basic Attack immediately pulls them into the Dream World, unless they are protected by the temporary Sleep Immunity granted by an Alarm Clock. SPECIAL INTERACTION: WAKING UP. Survivors have several ways to wake up and leave the Dream World: Failing a Skill Check. Having an Awake Survivor perform the Wake Up interaction on them for 5 seconds. Interacting with an Freddy Krueger for 2 seconds. Entering the Dying State by any means. SPECIAL ABILITIES: DREAM TRAPS. The Nightmare has access to 2 types of Dream Traps:Dream Snares and Dream Pallets. Press the Secondary Power button to switch between the two. SPECIAL TRAP: DREAM SNARES. Press and hold the Power button to charge a Dream Snare over 0.35 seconds. While charged, press the Attack button to launch the Dream Snare forwards: Reduces his Movement speed to 4.0 m/s. Moves at a speed of 12 m/s. Has a maximum range of 18 metres. Can go through walls and follow slopes, but does not go off ledges. When a Dream Snare collides with a Survivor, it inflicts either of the following effects, depending on their state: Awake: Advances their Microsleep timer by +30 seconds. Asleep: Causes them to suffer from a -12 % Hindered Status Effect for 4.5 seconds. Dream Snares have a cool-down of 7 seconds. SPECIAL TRAP: DREAM PALLETS. The Nightmare can create up to 8 Dream Pallets at a time. Press the Power button to enter Pallet Focus Mode. While in this mode, press the Attack button to spawn a Dream Pallet at any valid location within 24 metres Press the Attack button while targetting any Dream Pallet within that same range to Rupture it: Has a delay of 1.5 seconds. Has an Area of Effect of 3.5 metres. When a Dream Pallet ruptures while a Survivor is inside its Area of Effect, it inflicts either of the following effects, depending on their state: Awake: Advances their Microsleep timer by +60 seconds. Asleep: Inflicts damage. Dream Snares have a cool-down of 1.5 seconds. Survivors can drop a Dream Pallet and attempt to stun The Nightmare, if it is not in the process of rupturing. Dropping a Dream Pallet instantly destroys it, causing it to explode in blood. SPECIAL LOCOMOTION: DREAM PROJECTION. The Nightmare can teleport to any Generator in the environment at any time, regardless of its state, as well as to within 8 to 12 metres of any Asleep Survivors involved in a Healing action. Once the Power Gauge is full, press and hold the Secondary Power button for at least 0.5 seconds to perform a Dream Projection. Release it prematurely to cancel the interaction, which incurs the full cool-down: Reveals the Aura of the Husk at the target location. Reduces his Movement speed to 3.86 m/s. Takes 2.5 seconds to complete. Upon completion, it inflicts either of the following effects on all Survivors within 8 metres: Awake: Advances their Microsleep timer by +15 seconds. Awake or Asleep: Triggers Killer Instinct for 3 seconds. Dream Projection has a cool-down of 30 seconds, which is reduced by a stack-able -15 % for each Asleep Survivor, up to a maximum of -60 %.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 Playing the Skull Merchant is just like playing ches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Haste Status Effect.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Kagune Tentacles</text:p>
          </table:table-cell>
          <table:table-cell office:value-type="string" calcext:value-type="string">
            <text:p>One-Eyed Terror</text:p>
          </table:table-cell>
          <table:table-cell office:value-type="string" calcext:value-type="string">
            <text:p>SPECIAL ABILITY: ONE-EYED TERROR. The Ghoul starts the Trial with 2 Tokens. SPECIAL ABILITY: KAGUNE LEAP. Press and hold the Power button to charge a Kagune Leap, while aiming the reticule at any vertical surface or Survivor within 16 metres. Press the Attack button to initiate a Kagune Leap, consuming -1 Token, or release the Power button to cancel it: Attaches the tentacles to the target and quickly pulls The Ghoul forwards. Grants the ability to leap over Windows or dropped Pallets. After performing a Kagune Leap, if there is still a Power Token available, a window of opportunity opens for 5 seconds: Press the Attack button to initiate another Kagune Leap. Press the Secondary Power button to cancel the Power. The button may also already be pressed at any point during the Leap to instantly cancel it upon landing. Kagune Leap automatically enters its cool-down after any of the following: The last Power Token has been consumed. The window of opportunity has elapsed. A Vaulting action has been performed. A Survivor has been grabbed. During the cool-down, Kagune Leap recharges all consumed Power Tokens at a speed of 4 seconds per Token. The Power only becomes available again after fully recharging all Tokens. SPECIAL INTERACTION: TARGETING SURVIVORS &amp; SURVIVOR COLLISION. Targeting a Survivor directly or colliding with them at any point during a Kagune Leap has multiple possible effects and interactions: If it is the first Leap, indicated by the reticule showing a closed mouth, the Survivor will remain unharmed. If it is the second Leap, indicated by the reticule showing an open mouth, grants the ability to perform a Grab-Attack. Colliding with a Survivor vaulting or standing on the other side of a Window or dropped Pallet during a Kagune Leap damages them. SPECIAL ATTACK: GRAB-ATTACK. While the Grab-Attack occurs automatically when the conditions are met, it features an optional button prompt QTE: Swiftly press the Attack button to perfectly time the attack, extending the subsequent Countdown. Missing the button prompt will apply the regular Countdown. The Grab-Attack applies the following effects to the targeted Survivor: Applies the Injured State when healthy. Causes them to suffer from the Deep Wound Status Effect. Applies the Kagune Mark. After performing a Grab-Attack, The Ghoul enters Enraged Mode. SPECIAL AFFLICTION: KAGUNE MARK. Fully Mending or entering the Dying State removes the Kagune Mark for that Survivor. Marked Survivors cannot be injured by Grab-Attacks, but still suffer its other effects. SPECIAL MODE: ENRAGED MODE. While in this mode, The Ghoul benefits from the following effects: Increases the number of Power Tokens to 3. Reduces the Power Recharge time to 2.5 seconds per Token. Reduces the Vaulting time while targeting a Survivor located across it. Enraged Mode remains active for as long as there is at least one Survivor with the Kagune Mark. SPECIAL INTERACTION: COUNTDOWN. Once the last marked Survivor removes their Kagune Mark, the Countdown triggers and is indicated on their HUD Portrait. The Countdown lasts for 45 seconds, after which Enraged Mode ends. Performing a perfectly timed Grab-Attack increases its duration to 60 seconds. </text:p>
          </table:table-cell>
          <table:table-cell office:value-type="string" calcext:value-type="string">
            <text:p>“Coming Soon” – Danielle Pond</text:p>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Changes" table:style-name="ta1">
        <office:forms form:automatic-focus="false" form:apply-design-mode="false"/>
        <table:table-column table:style-name="co3" table:default-cell-style-name="ce1"/>
        <table:table-column table:style-name="co27"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We feel that a complete individual check of each Perk and Killer will be necessary as some of the information we initially gathered may be out of date.</text:p>
          </table:table-cell>
        </table:table-row>
        <table:table-row table:style-name="ro1">
          <table:table-cell office:value-type="date" office:date-value="2025-04-07" calcext:value-type="date">
            <text:p>07/04/2025</text:p>
          </table:table-cell>
          <table:table-cell office:value-type="string" calcext:value-type="string">
            <text:p>Update to The Shape’s Evil Within I terror radius.</text:p>
          </table:table-cell>
        </table:table-row>
        <table:table-row table:style-name="ro1">
          <table:table-cell office:value-type="date" office:date-value="2025-04-08" calcext:value-type="date">
            <text:p>08/04/2025</text:p>
          </table:table-cell>
          <table:table-cell office:value-type="string" calcext:value-type="string">
            <text:p>Update to The Nighmare’s power description to represent the recent rework. Small fix to a typo in The Skull Merchant's power description.</text:p>
          </table:table-cell>
        </table:table-row>
        <table:table-row table:style-name="ro1" table:number-rows-repeated="1048571">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8">00/00/0000</text:date>, <text:time style:data-style-name="N2" text:time-value="09:37:21.28939243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08T10:04:44.054068241</dc:date>
    <meta:editing-duration>PT15H46M58S</meta:editing-duration>
    <meta:editing-cycles>142</meta:editing-cycles>
    <meta:generator>LibreOffice/25.2.2.2$Linux_X86_64 LibreOffice_project/7370d4be9e3cf6031a51beef54ff3bda878e3fac</meta:generator>
    <meta:document-statistic meta:table-count="6" meta:cell-count="3127" meta:object-count="0"/>
  </office:meta>
</office:document-meta>
</file>